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3df2c" officeooo:paragraph-rsid="0003df2c" style:font-style-asian="italic" style:font-style-complex="italic"/>
    </style:style>
    <style:style style:name="P2" style:family="paragraph" style:parent-style-name="Standard">
      <style:text-properties fo:font-style="italic" officeooo:rsid="0003df2c" officeooo:paragraph-rsid="000458f2" style:font-style-asian="italic" style:font-style-complex="italic"/>
    </style:style>
    <style:style style:name="P3" style:family="paragraph" style:parent-style-name="Standard">
      <style:text-properties fo:font-style="italic" officeooo:rsid="0003df2c" officeooo:paragraph-rsid="00056668" style:font-style-asian="italic" style:font-style-complex="italic"/>
    </style:style>
    <style:style style:name="P4" style:family="paragraph" style:parent-style-name="Standard">
      <style:text-properties fo:font-style="normal" style:text-underline-style="solid" style:text-underline-width="auto" style:text-underline-color="font-color" officeooo:rsid="000ab5b9" officeooo:paragraph-rsid="000ab5b9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0ab5b9" officeooo:paragraph-rsid="000ab5b9" style:font-style-asian="normal" style:font-style-complex="normal"/>
    </style:style>
    <style:style style:name="T1" style:family="text">
      <style:text-properties officeooo:rsid="000458f2"/>
    </style:style>
    <style:style style:name="T2" style:family="text">
      <style:text-properties officeooo:rsid="00056668"/>
    </style:style>
    <style:style style:name="T3" style:family="text">
      <style:text-properties officeooo:rsid="00075edf"/>
    </style:style>
    <style:style style:name="T4" style:family="text">
      <style:text-properties officeooo:rsid="0008387b"/>
    </style:style>
    <style:style style:name="T5" style:family="text">
      <style:text-properties officeooo:rsid="00099cee"/>
    </style:style>
    <style:style style:name="T6" style:family="text">
      <style:text-properties officeooo:rsid="000da43d"/>
    </style:style>
    <style:style style:name="T7" style:family="text">
      <style:text-properties officeooo:rsid="000ead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Somos uma pequena loja que vende cartuchos de impressora: o cliente solicita o produto desejado; um vendedor não comissionado verifica se o cliente faz parte de nosso cadastro. Em caso negativo, cadastra-o solicitando nome, endereço completo (logradouro, número, complemento, bairro, cidade, estado e CEP), telefone, endereço eletrônico, CPF e RG (se pessoa física) ou CNPJ e Inscrição Estadual (se pessoa jurídica). Em seguida, o vendedor registra o pedido, emite a nota fiscal, recebe o pagamento do cliente e entrega os produtos.</text:p>
      <text:p text:style-name="P2"><text:tab/><text:span text:style-name="T1">Os pedidos também podem ser feitos via telefone, quando, a entrega do produto, o cliente efetua o pagamento junto a nota fiscal, cujo canhoto assina e devolve para o entregador e efetua o pagamento.</text:span></text:p>
      <text:p text:style-name="P3"><text:tab/><text:span text:style-name="T1">Para validar e garantir o pagamento de vendas realizadas com cartão, utilizamos o sistema de Transfêrencia Eletrônica (TEF). No caso de vendas realizadas com cheque, o sistema Telecheque permite consultar e validar <text:s/>pagamento.</text:span></text:p>
      <text:p text:style-name="P3"><text:tab/><text:span text:style-name="T2">Quando o vendedor emite o pedido, este é enviado para um segundo funcionário, o almoxarife, que separa o produto e registra a quantidade vendida. Um detalhe importante é que, a cada saída, o saldo em estoque é verificado e comparado com uma quantidade mínima permitida para cada produto. Se o saldo for inferior, ele preenche uma ordem de compra especificando o produto e a quantidade necessária, enviando-a para o comprador.</text:span><text:tab/></text:p>
      <text:p text:style-name="P3"><text:tab/><text:span text:style-name="T3">O comprador realiza a cotação dos produtos solicitados e emite um pedido de compra ao fornecedor, o qual, se for novo, é devidamente cadastrado em uma ficha em que constam nome, endereço completo, CNPJ, Inscrição Estadual e produtos fornecidos. O fornecedor também informa seu código de produto para facilitar a emissão de pedidos de compras, além de outros dados, como quantidade mínima para pedido, prazo de entrega, preço do produto e condições de pagamento.</text:span></text:p>
      <text:p text:style-name="P3"><text:tab/><text:span text:style-name="T4">Por ocasião da entrega, o almoxarife confere o produto com a nota fiscal de fornecedor e armazena-o, registrando a entrada e atualizando o saldo de estoque. O almoxarife também é responsável pela inclusão e atualização dos dados dos produtos (código, descrição, modelo e marca de impressora, fornecedores e código do produto em cada fornecedor, cor e data da útlima atualização da ficha, preço de venda e a quantidade mínima em estoque).</text:span></text:p>
      <text:p text:style-name="P3"><text:tab/><text:span text:style-name="T5">Semanalmente, o almoxarige efetua a contagem de todos os produtos do estoque e compara com as quantidades esperadas. Eventuais diferenças devem ser lançadas nas fichas dos produtos.</text:span></text:p>
      <text:p text:style-name="P3"/>
      <text:p text:style-name="P4">TRECHO RE<text:span text:style-name="T7">T</text:span>IRADO DO LIVRO:</text:p>
      <text:p text:style-name="P5"><text:tab/><text:span text:style-name="T6">UML – Do Requisito á Soluçao – Adilson da Silva Lim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9:05:00.469303113</meta:creation-date>
    <dc:date>2016-12-19T19:17:53.703879609</dc:date>
    <meta:editing-duration>PT12M49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403" meta:character-count="2546" meta:non-whitespace-character-count="2140"/>
  </office:meta>
</office:document-meta>
</file>